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42eee" officeooo:paragraph-rsid="00058d33"/>
    </style:style>
    <style:style style:name="P2" style:family="paragraph" style:parent-style-name="Text_20_body">
      <style:text-properties officeooo:rsid="0008b274" officeooo:paragraph-rsid="0008b274"/>
    </style:style>
    <style:style style:name="P3" style:family="paragraph" style:parent-style-name="Text_20_body">
      <style:text-properties officeooo:rsid="0008e1a0" officeooo:paragraph-rsid="0008e1a0"/>
    </style:style>
    <style:style style:name="P4" style:family="paragraph" style:parent-style-name="Text_20_body">
      <style:text-properties officeooo:rsid="000b4586" officeooo:paragraph-rsid="000b4586"/>
    </style:style>
    <style:style style:name="P5" style:family="paragraph" style:parent-style-name="Text_20_body">
      <style:text-properties officeooo:rsid="000cbb65" officeooo:paragraph-rsid="000cbb65"/>
    </style:style>
    <style:style style:name="P6" style:family="paragraph" style:parent-style-name="Text_20_body">
      <style:text-properties officeooo:rsid="000d986b" officeooo:paragraph-rsid="000d986b"/>
    </style:style>
    <style:style style:name="P7" style:family="paragraph" style:parent-style-name="Text_20_body">
      <style:text-properties officeooo:rsid="000e5490" officeooo:paragraph-rsid="000e5490"/>
    </style:style>
    <style:style style:name="P8" style:family="paragraph" style:parent-style-name="Text_20_body">
      <style:text-properties officeooo:rsid="00103779" officeooo:paragraph-rsid="00103779"/>
    </style:style>
    <style:style style:name="P9" style:family="paragraph" style:parent-style-name="Standard">
      <style:paragraph-properties fo:text-align="center" style:justify-single-word="false"/>
      <style:text-properties fo:language="fr" fo:country="FR" officeooo:rsid="000042a0" officeooo:paragraph-rsid="000042a0"/>
    </style:style>
    <style:style style:name="P10" style:family="paragraph" style:parent-style-name="Standard">
      <style:paragraph-properties fo:text-align="start" style:justify-single-word="false"/>
      <style:text-properties fo:language="fr" fo:country="FR" officeooo:rsid="000042a0" officeooo:paragraph-rsid="000042a0"/>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Text_20_body">
      <style:text-properties officeooo:rsid="000cbb65" officeooo:paragraph-rsid="000cbb65"/>
    </style:style>
    <style:style style:name="P13" style:family="paragraph" style:parent-style-name="Text_20_body">
      <style:text-properties officeooo:rsid="0013f646" officeooo:paragraph-rsid="0013f646"/>
    </style:style>
    <style:style style:name="P14" style:family="paragraph" style:parent-style-name="Text_20_body">
      <style:text-properties officeooo:rsid="000e5490" officeooo:paragraph-rsid="000e5490"/>
    </style:style>
    <style:style style:name="P15" style:family="paragraph" style:parent-style-name="Text_20_body">
      <style:text-properties officeooo:rsid="0015481d" officeooo:paragraph-rsid="0015481d"/>
    </style:style>
    <style:style style:name="P16" style:family="paragraph" style:parent-style-name="Text_20_body">
      <style:text-properties officeooo:rsid="0015bc8c" officeooo:paragraph-rsid="0015bc8c"/>
    </style:style>
    <style:style style:name="P17" style:family="paragraph" style:parent-style-name="Text_20_body">
      <style:text-properties officeooo:rsid="00167b60" officeooo:paragraph-rsid="00167b60"/>
    </style:style>
    <style:style style:name="P18" style:family="paragraph" style:parent-style-name="Text_20_body">
      <style:text-properties officeooo:rsid="00168580" officeooo:paragraph-rsid="00168580"/>
    </style:style>
    <style:style style:name="P19" style:family="paragraph" style:parent-style-name="Text_20_body">
      <style:text-properties officeooo:rsid="0017d27b" officeooo:paragraph-rsid="0017d27b"/>
    </style:style>
    <style:style style:name="P20" style:family="paragraph" style:parent-style-name="Heading_20_1">
      <style:paragraph-properties fo:break-before="page"/>
    </style:style>
    <style:style style:name="T1" style:family="text">
      <style:text-properties officeooo:rsid="00018847"/>
    </style:style>
    <style:style style:name="T2" style:family="text">
      <style:text-properties officeooo:rsid="00058d33"/>
    </style:style>
    <style:style style:name="T3" style:family="text">
      <style:text-properties officeooo:rsid="0008e1a0"/>
    </style:style>
    <style:style style:name="T4" style:family="text">
      <style:text-properties officeooo:rsid="000b4586"/>
    </style:style>
    <style:style style:name="T5" style:family="text">
      <style:text-properties officeooo:rsid="000cbb65"/>
    </style:style>
    <style:style style:name="T6" style:family="text">
      <style:text-properties officeooo:rsid="001248d7"/>
    </style:style>
    <style:style style:name="T7" style:family="text">
      <style:text-properties officeooo:rsid="0013f646"/>
    </style:style>
    <style:style style:name="T8" style:family="text">
      <style:text-properties officeooo:rsid="0015481d"/>
    </style:style>
    <style:style style:name="T9" style:family="text">
      <style:text-properties officeooo:rsid="00167b60"/>
    </style:style>
    <style:style style:name="T10" style:family="text">
      <style:text-properties officeooo:rsid="00168580"/>
    </style:style>
    <style:style style:name="T11" style:family="text">
      <style:text-properties officeooo:rsid="0017d27b"/>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Bilan Personnel</text:p>
      <text:p text:style-name="P10"/>
      <text:p text:style-name="P1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1"><text:a xlink:type="simple" xlink:href="#__RefHeading___Toc2600_1227504571" text:style-name="Index_20_Link" text:visited-style-name="Index_20_Link">Attentes pro<text:tab/>2</text:a></text:p>
          <text:p text:style-name="P11"><text:a xlink:type="simple" xlink:href="#__RefHeading___Toc2602_1227504571" text:style-name="Index_20_Link" text:visited-style-name="Index_20_Link">Compétences pro<text:tab/>2</text:a></text:p>
          <text:p text:style-name="P11"><text:a xlink:type="simple" xlink:href="#__RefHeading___Toc2604_1227504571" text:style-name="Index_20_Link" text:visited-style-name="Index_20_Link">Traits de personnalité<text:tab/>2</text:a></text:p>
          <text:p text:style-name="P11"><text:a xlink:type="simple" xlink:href="#__RefHeading___Toc2606_1227504571" text:style-name="Index_20_Link" text:visited-style-name="Index_20_Link">Centres d’intérêts<text:tab/>2</text:a></text:p>
          <text:p text:style-name="P11"><text:a xlink:type="simple" xlink:href="#__RefHeading___Toc2608_1227504571" text:style-name="Index_20_Link" text:visited-style-name="Index_20_Link">Itinéraire pro<text:tab/>2</text:a></text:p>
          <text:p text:style-name="P11"><text:a xlink:type="simple" xlink:href="#__RefHeading___Toc2610_1227504571" text:style-name="Index_20_Link" text:visited-style-name="Index_20_Link">Raison des étapes<text:tab/>2</text:a></text:p>
          <text:p text:style-name="P11"><text:a xlink:type="simple" xlink:href="#__RefHeading___Toc2612_1227504571" text:style-name="Index_20_Link" text:visited-style-name="Index_20_Link">Influences des choix<text:tab/>2</text:a></text:p>
          <text:p text:style-name="P11"><text:a xlink:type="simple" xlink:href="#__RefHeading___Toc2614_1227504571" text:style-name="Index_20_Link" text:visited-style-name="Index_20_Link">Contraintes perso<text:tab/>2</text:a></text:p>
          <text:p text:style-name="P11"><text:a xlink:type="simple" xlink:href="#__RefHeading___Toc2616_1227504571" text:style-name="Index_20_Link" text:visited-style-name="Index_20_Link">Accidents de parcours<text:tab/>2</text:a></text:p>
        </text:index-body>
      </text:table-of-content>
      <text:p text:style-name="P10"/>
      <text:p text:style-name="P10"/>
      <text:h text:style-name="P20" text:outline-level="1"><text:bookmark-start text:name="__RefHeading___Toc2600_1227504571"/>Attentes pro<text:bookmark-end text:name="__RefHeading___Toc2600_1227504571"/></text:h>
      <text:p text:style-name="P1">En tant qu’étudiant, j’ai pour le moment des besoins très précis concernant mon entreprise : peu de missions, mais les plus complètes dans leurs besoins que possible, <text:span text:style-name="T2">et une disponibilité des collègues en cas de besoin.</text:span></text:p>
      <text:p text:style-name="P1">En effet, plus les besoins sont diverses, plus les facettes de l’entreprise devant être explorés sont nombreuses. Cela pousse aux rencontres, aux échanges, et confronte au fonctionnement global des services, <text:span text:style-name="T2">aux</text:span> moyens de communication e<text:span text:style-name="T2">t à la gestion des étapes du cycle de vie d’un produit de l’entreprise.</text:span></text:p>
      <text:p text:style-name="P2">Ces attentes s’appliquaient surtout pour l’entreprise choisie pour l’alternance, puisque des projets plus importants aident à la découverte de nouvelles méthodes et technologies et à l’assimilation de compétences.</text:p>
      <text:p text:style-name="P2">Mais ces attentes changeront lors de la recherche d’un premier emploi, en effet, les critères de découverte vont disparaître, le but ne sera plus d’apprendre en priorité mais de s’intégrer à l’équipe. <text:span text:style-name="T3">Les enjeux seront différents, et mes attentes aussi.</text:span></text:p>
      <text:p text:style-name="P3">M<text:span text:style-name="T4">on but</text:span> porter<text:span text:style-name="T4">a</text:span> plutôt sur la stabilisation des acquis, et donc une spécialisation <text:span text:style-name="T4">de mes compétences. Cela permettra de répondre à des besoins plus spécifique, et donc de trouver des offres plus facilement, de me former un esprit critique sur les technologies et méthodes de développement.</text:span></text:p>
      <text:p text:style-name="P4">Ce stade d’expérience me permettra d’évoluer avec confiance dans un environnement professionnel, de pouvoir faire des choix d’expérience éclairés sur tous les éléments décisifs du développement logiciel. Les évolutions de carrière (selon les opportunités) m’ouvriront alors plus de portes et je pourrait dans ce second temps me rapprocher des compétences valorisantes du master ICE (dev-ops), et je pourrai assurer des postes à plus grande responsabilité sur des projets plus avancés.</text:p>
      <text:p text:style-name="P4">Cette évolution en deux temps me permet d’obtenir le recul nécessaire pour remplir les missions à venir, comment construire un système de production de logiciel à l’échelle industrielle sans une solide expérience en développement ?</text:p>
      <text:h text:style-name="Heading_20_1" text:outline-level="1"><text:bookmark-start text:name="__RefHeading___Toc2602_1227504571"/>Compétences pro<text:bookmark-end text:name="__RefHeading___Toc2602_1227504571"/></text:h>
      <text:p text:style-name="P4">Actuellement, mes compétences professionnelles se limitent aux cours dispensés à l’université et mes quelques expériences en alternance <text:span text:style-name="T7">et stage</text:span>.</text:p>
      <text:p text:style-name="P4">En ce qui concerne les cours, je ne maîtrise pour le moment que peu d<text:span text:style-name="T5">e technologies. La liste se concentre autour des langages objets Java et Python, avec des notions en Haskell, HTML, CSS, JavaScript, React.</text:span></text:p>
      <text:p text:style-name="P5">Les cours en dev-ops continuent et me passionnent, mais <text:span text:style-name="T7">un seul</text:span> projet <text:span text:style-name="T7">a</text:span> étés réalisé jusqu’à maintenant, <text:span text:style-name="T7">et il est toujours en cours.</text:span></text:p>
      <text:p text:style-name="P5"><text:soft-page-break/>Il est intéressant de noter que toutes ces compétences ont dus être acquises en moins de 2 ans, au cours de la L3 et de la première année de Master. Les deux premières années de master se composent surtout de modules de mathématiques théorique. Je suis confiant en ma capacité d’adaptation et d’apprentissage, même si il me reste encore à me confronter à la production d’un logiciel complet aux exigences professionnelles. <text:span text:style-name="T7">L’alternance est là pour ça, et chaque obstacle est l’occasion de me familiariser à de nouvelles méthodes de travail et de résolution des problèmes.</text:span></text:p>
      <text:p text:style-name="P13">Pour finir, côté « soft-skills » (compétences transversales telles que sociabilisation etc.), je me rend compte de leur importance dans un emploi à long terme. L’idée que les collègues à mes côtés seront les même pour les prochaines années change de mes expériences précédentes à durée limités.</text:p>
      <text:h text:style-name="Heading_20_1" text:outline-level="1"><text:bookmark-start text:name="__RefHeading___Toc2604_1227504571"/>Traits de <text:span text:style-name="T1">personnalité</text:span><text:bookmark-end text:name="__RefHeading___Toc2604_1227504571"/></text:h>
      <text:p text:style-name="P6">Sérieux</text:p>
      <text:p text:style-name="P7">Je ne me disperse pas autant que possible pendant les heures de travail, je pose des questions sans attendre si j’en ai besoin, je ne reste pas bloqué dans mon coin, je me familiarise avec l’esprit de l’entreprise pour communiquer, coder, travailler en général. Je sais prendre sur moi si nécessaire pour finir un projet, changer mes plans dans la limite du raisonnable.</text:p>
      <text:p text:style-name="P6">Professionnel</text:p>
      <text:p text:style-name="P7">Je sais (ou du moins pense savoir) me comporter correctement en entreprise, et je suis prêt à m’adapter à tout besoin de changement. Je m’intéresse beaucoup aux facettes de l’interaction dans le cadre de l’entreprise, à ce qui est correct ou non, aux méthodes de résolution de conflits. Je consulte souvent les réponses aux questions du site stack-overflow, section WORKPLACE, où des employés du monde entier peuvent poster leurs questions sur les attitudes à prendre en cas de conflits, les démarches possibles, l’importance d’un code de conduite etc. Ces situations peuvent arriver à n’importe qui et ne se résolvent jamais simplement, et elles éclairent l’importance de savoir interagir avec l’autre sans frictions.</text:p>
      <text:p text:style-name="P6">A l’écoute</text:p>
      <text:p text:style-name="P8">Je sais reconnaître mes erreurs et les assumer, et j’essaie au maximum de <text:span text:style-name="T6">palier aux futures erreurs. Ayant peu d’expérience, toute information est bonne à prendre, sans à priori. Savoir profiter des conseils des collègues sur les choix que j’ai à faire m’a dores et déjà beaucoup aidé dan le cadre de l’alternance.</text:span></text:p>
      <text:p text:style-name="P7">Curieux</text:p>
      <text:p text:style-name="P13">J’aime apprendre, réfléchir à ce que je dois faire. Le master est parfait pour ce but. Les nouvelles technologies étaient un choix évident pour moi, et les choix de carrières offerts sont nombreux. </text:p>
      <text:p text:style-name="P7">Manque d’organisation</text:p>
      <text:p text:style-name="P13"><text:soft-page-break/>Problème récurrent depuis toujours. J’adresse ce problème <text:span text:style-name="T8">au quotidien, et je fais au mieux. Des spécialistes ont étés impliqué dans mon enfance pour palier au problème, ce qui le rend gérable. Je suis tout de même capable de gérer plusieurs projets en une fois, de me souvenir des échéances.</text:span></text:p>
      <text:p text:style-name="P7">Manque d’assurance</text:p>
      <text:p text:style-name="P15">Cette impression de ne pas autant en savoir que mes interlocuteurs viens du fait que… J’en sais en général moins que mes interlocuteurs. J’en suis encore aux débuts de ma professionnalisation, et mes études se concentrent que depuis peu sur le vif du sujet. Il me manque en général les notions pour décider par moi même, être 100 % autonome. La confiance viendra au fil de l’expérience.</text:p>
      <text:h text:style-name="Heading_20_1" text:outline-level="1"><text:bookmark-start text:name="__RefHeading___Toc2606_1227504571"/>Centres d’intérêts<text:bookmark-end text:name="__RefHeading___Toc2606_1227504571"/></text:h>
      <text:p text:style-name="P16">Lecture (mangas, nouvelles, Bds, comics), musique (sabaton, ninja sex party, big bad bosses, et classiques rock, queen par exemple), Jeux de table et videos.</text:p>
      <text:p text:style-name="P16">Correspondance en anglais sur un serveur étranger.</text:p>
      <text:h text:style-name="Heading_20_1" text:outline-level="1"><text:bookmark-start text:name="__RefHeading___Toc2608_1227504571"/>Itinéraire pro<text:bookmark-end text:name="__RefHeading___Toc2608_1227504571"/></text:h>
      <text:p text:style-name="P16">Stage en entreprise de 3 mois dans le service packaging de la branche de Lavaur de l’entreprise Pierre Fabre Dermo-Cosmetique. Intéressant pour le contexte très strict de la firme, même dans les rapports entre salariés. Mais durée trop courte pour la mission principale, de mise à jour <text:span text:style-name="T9">d’un référentiel de caractérisation physique et chimique d’emballages de la marque</text:span>.</text:p>
      <text:p text:style-name="P17">Stage en entreprise de 6 mois dans une start-up d’un seul employé, le but initial étant le développement d’un prototype fonctionnel minimal pour une base de travail et de présentation. Il s’est avéré que le projet n’était pas prêt pour cette étape, même la définition de la base de données minimale a demandée plusieurs allers-retours en plusieurs jours pour être validée une première fois. Ce modèle a été remodelé tout au long du stage. Au final, le gros du travail a consisté à définir les attentes avec le client ety écrire un cahier des charges. Une première version de la maquette a été délivrée à l’issue du stage. J’ai pu apprendre par la suite (je continue de suivre l’avancée du projet) que la maquette ne convenais plus et allait être retouchée. J’ai beaucoup apprit pendant ce stage, sur l’importance <text:span text:style-name="T10">d’un cahier des charges clair et approuvé, et de la démarche AMOA en informatique.</text:span></text:p>
      <text:p text:style-name="P18">Alternance en cours, se déroulant bien. Le but et de concevoir puis développer un outil de gestion de prévision de cours et d’émargement des vacataires d’enseignements. Mon expérience dans l’écriture de cahier des charges et de réunion client servent beaucoup.</text:p>
      <text:h text:style-name="Heading_20_1" text:outline-level="1"><text:bookmark-start text:name="__RefHeading___Toc2610_1227504571"/>Raison des étapes<text:bookmark-end text:name="__RefHeading___Toc2610_1227504571"/></text:h>
      <text:p text:style-name="P18">La première étape du DUT PEC à Castres vient de mon idée <text:span text:style-name="T11">à la sortie du lycée de continuer sur des études courtes diplomantes avant d’envisager des options plus « risquées », plus longues et parfois moins reconnues par les entreprises.</text:span></text:p>
      <text:h text:style-name="Heading_20_1" text:outline-level="1"><text:bookmark-start text:name="__RefHeading___Toc2612_1227504571"/><text:soft-page-break/>Influences des choix<text:bookmark-end text:name="__RefHeading___Toc2612_1227504571"/></text:h>
      <text:p text:style-name="P19">Mon premier diplôme m’a permit de goûter à la vie professionnelle et au valeures principales d’un salarié.</text:p>
      <text:h text:style-name="Heading_20_1" text:outline-level="1"><text:bookmark-start text:name="__RefHeading___Toc2614_1227504571"/>Contraintes perso<text:bookmark-end text:name="__RefHeading___Toc2614_1227504571"/></text:h>
      <text:p text:style-name="P19">Je ne pense pas avoir de contraintes personnelles particulières, mise à part mes traits de personnalité évoqués plus haut.</text:p>
      <text:h text:style-name="Heading_20_1" text:outline-level="1"><text:bookmark-start text:name="__RefHeading___Toc2616_1227504571"/>Accidents de parcours<text:bookmark-end text:name="__RefHeading___Toc2616_1227504571"/></text:h>
      <text:p text:style-name="P19">Pas d’accidents. Je ne considère pas le DUT comme t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0-04-05T20:06:34.820000000</dc:date>
    <meta:editing-duration>PT1H1M47S</meta:editing-duration>
    <meta:editing-cycles>12</meta:editing-cycles>
    <meta:document-statistic meta:table-count="0" meta:image-count="0" meta:object-count="0" meta:page-count="5" meta:paragraph-count="53" meta:word-count="1336" meta:character-count="8316" meta:non-whitespace-character-count="7032"/>
  </office:meta>
</office:document-meta>
</file>